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72.8mm"/>
    </style:style>
    <style:style style:name="co12" style:family="table-column">
      <style:table-column-properties fo:break-before="auto" style:column-width="12.61mm"/>
    </style:style>
    <style:style style:name="co13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20.5mm"/>
    </style:style>
    <style:style style:name="co14" style:family="table-column">
      <style:table-column-properties fo:break-before="auto" style:column-width="55.63mm"/>
    </style:style>
    <style:style style:name="co15" style:family="table-column">
      <style:table-column-properties fo:break-before="auto" style:column-width="60.54mm"/>
    </style:style>
    <style:style style:name="co16" style:family="table-column">
      <style:table-column-properties fo:break-before="auto" style:column-width="57.82mm"/>
    </style:style>
    <style:style style:name="co17" style:family="table-column">
      <style:table-column-properties fo:break-before="auto" style:column-width="18.33mm"/>
    </style:style>
    <style:style style:name="co18" style:family="table-column">
      <style:table-column-properties fo:break-before="auto" style:column-width="78.51mm"/>
    </style:style>
    <style:style style:name="co19" style:family="table-column">
      <style:table-column-properties fo:break-before="auto" style:column-width="75.79mm"/>
    </style:style>
    <style:style style:name="co20" style:family="table-column">
      <style:table-column-properties fo:break-before="auto" style:column-width="39.3mm"/>
    </style:style>
    <style:style style:name="co21" style:family="table-column">
      <style:table-column-properties fo:break-before="auto" style:column-width="102.75mm"/>
    </style:style>
    <style:style style:name="co1" style:family="table-column">
      <style:table-column-properties fo:break-before="auto" style:column-width="138.06mm"/>
    </style:style>
    <style:style style:name="co22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26.76mm"/>
    </style:style>
    <style:style style:name="co23" style:family="table-column">
      <style:table-column-properties fo:break-before="auto" style:column-width="44.75mm"/>
    </style:style>
    <style:style style:name="co27" style:family="table-column">
      <style:table-column-properties fo:break-before="auto" style:column-width="13.69mm"/>
    </style:style>
    <style:style style:name="co28" style:family="table-column">
      <style:table-column-properties fo:break-before="auto" style:column-width="21.59mm"/>
    </style:style>
    <style:style style:name="co29" style:family="table-column">
      <style:table-column-properties fo:break-before="auto" style:column-width="28.13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f3333"/>
      <style:text-properties style:text-position=""/>
    </style:style>
    <style:style style:name="ce6" style:family="table-cell" style:parent-style-name="Default">
      <style:table-cell-properties fo:background-color="#ff9900"/>
      <style:text-properties style:text-position=""/>
    </style:style>
    <style:style style:name="ce7" style:family="table-cell" style:parent-style-name="Default">
      <style:table-cell-properties fo:background-color="#00cc33"/>
      <style:text-properties style:text-position="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3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ext-properties style:text-position="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/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00cc33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ff0000" style:text-outline="false" style:text-line-through-style="none" style:text-line-through-type="none" style:text-position="0% 100%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T2" style:family="text">
      <style:text-properties fo:color="#ff000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DataP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27" table:default-cell-style-name="Default"/>
        <table:table-column table:style-name="co3" table:number-columns-repeated="1008" table:default-cell-style-name="Default"/>
        <table:table-row table:style-name="ro1">
          <table:table-cell table:style-name="ce21" office:value-type="string" calcext:value-type="string">
            <text:p>NomProjet</text:p>
          </table:table-cell>
          <table:table-cell table:style-name="ce22" office:value-type="string" calcext:value-type="string">
            <text:p>Montant</text:p>
          </table:table-cell>
          <table:table-cell table:style-name="ce21" office:value-type="string" calcext:value-type="string">
            <text:p>Categorie</text:p>
          </table:table-cell>
          <table:table-cell table:style-name="ce21" office:value-type="string" calcext:value-type="string">
            <text:p>Axe1</text:p>
          </table:table-cell>
          <table:table-cell table:style-name="ce21" office:value-type="string" calcext:value-type="string">
            <text:p>Axe2</text:p>
          </table:table-cell>
          <table:table-cell table:style-name="ce21" office:value-type="string" calcext:value-type="string">
            <text:p>GrandProjet</text:p>
          </table:table-cell>
          <table:table-cell table:style-name="ce21" office:value-type="string" calcext:value-type="string">
            <text:p>ActionTransitionEnergetique</text:p>
          </table:table-cell>
          <table:table-cell table:style-name="ce21" office:value-type="string" calcext:value-type="string">
            <text:p>NumeroPPI</text:p>
          </table:table-cell>
          <table:table-cell table:style-name="ce21" office:value-type="string" calcext:value-type="string">
            <text:p>Localisable</text:p>
          </table:table-cell>
          <table:table-cell table:style-name="ce21" office:value-type="string" calcext:value-type="string">
            <text:p>Picto</text:p>
          </table:table-cell>
          <table:table-cell table:style-name="ce21" table:number-columns-repeated="1008"/>
        </table:table-row>
        <table:table-row table:style-name="ro2">
          <table:table-cell office:value-type="string" calcext:value-type="string">
            <text:p>Matériel des écoles et des restaurants scolaires</text:p>
          </table:table-cell>
          <table:table-cell office:value-type="float" office:value="1177600" calcext:value-type="float">
            <text:p>1 177 6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vaux d’entretien et de renouvellement dans les écoles et restaurants scolaires</text:p>
          </table:table-cell>
          <table:table-cell office:value-type="float" office:value="3782000" calcext:value-type="float">
            <text:p>3 782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lan informatique des écoles (câblages, renouvellement des matériels informatiques)</text:p>
          </table:table-cell>
          <table:table-cell office:value-type="float" office:value="2070000" calcext:value-type="float">
            <text:p>2 0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S Louis Guillet : relocalisation du restaurant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habilitation de l’école Paul Doumer</text:p>
          </table:table-cell>
          <table:table-cell office:value-type="float" office:value="3030000" calcext:value-type="float">
            <text:p>3 03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e la cité administrative Pierre Loti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cole La Genette – extension du réfectoire</text:p>
          </table:table-cell>
          <table:table-cell office:value-type="float" office:value="65000" calcext:value-type="float">
            <text:p>6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cole maternelle Jean Bart – réhabilitation</text:p>
          </table:table-cell>
          <table:table-cell office:value-type="float" office:value="270000" calcext:value-type="float">
            <text:p>2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u GS Descartes</text:p>
          </table:table-cell>
          <table:table-cell office:value-type="float" office:value="810000" calcext:value-type="float">
            <text:p>8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cole élémentaire Louis Guillet – façade et acrotère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im’act – sensibilisation à l’efficacité énergétique dans les écoles</text:p>
          </table:table-cell>
          <table:table-cell office:value-type="float" office:value="126000" calcext:value-type="float">
            <text:p>12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reté des écol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construction bâtiment à énergie positive -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tériel des structures enfance, petite enfance et socioculturelles</text:p>
          </table:table-cell>
          <table:table-cell office:value-type="float" office:value="334500" calcext:value-type="float">
            <text:p>334 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vaux d’entretien dans les structures enfance, petite enfance et socioculturelles</text:p>
          </table:table-cell>
          <table:table-cell office:value-type="float" office:value="964000" calcext:value-type="float">
            <text:p>964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quipements et travaux d’accessibilité dans les bâtiments communaux existants</text:p>
          </table:table-cell>
          <table:table-cell office:value-type="float" office:value="4188000" calcext:value-type="float">
            <text:p>4 18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utien à la réhabilitation des habitats insalubres (Programme d’Intêret Général)</text:p>
          </table:table-cell>
          <table:table-cell office:value-type="float" office:value="1650000" calcext:value-type="float">
            <text:p>1 6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bventions d’équipement crèche Petit navir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e social Christiane Faure</text:p>
          </table:table-cell>
          <table:table-cell office:value-type="float" office:value="7000000" calcext:value-type="float">
            <text:p>7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ison associative de Lafond</text:p>
          </table:table-cell>
          <table:table-cell office:value-type="float" office:value="55000" calcext:value-type="float">
            <text:p>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e social VLS – requalification du hall et sureté</text:p>
          </table:table-cell>
          <table:table-cell office:value-type="float" office:value="60000" calcext:value-type="float">
            <text:p>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rèche de Mireuil – Restructuration</text:p>
          </table:table-cell>
          <table:table-cell office:value-type="float" office:value="210000" calcext:value-type="float">
            <text:p>2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e la salle St Eloi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habilitation des Sanitaires du Mail</text:p>
          </table:table-cell>
          <table:table-cell office:value-type="float" office:value="135000" calcext:value-type="float">
            <text:p>1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nitaires publics automatiques Les Mini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construction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RU Mireuil - aménagement des espaces publics</text:p>
          </table:table-cell>
          <table:table-cell office:value-type="float" office:value="1960000" calcext:value-type="float">
            <text:p>1 9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RU Mireuil – centre commercial la Chope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œur de quartier VLS</text:p>
          </table:table-cell>
          <table:table-cell office:value-type="float" office:value="185000" calcext:value-type="float">
            <text:p>18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RU Villeneuve les Salines Espaces publics; maison des services publics</text:p>
          </table:table-cell>
          <table:table-cell office:value-type="float" office:value="10600000" calcext:value-type="float">
            <text:p>10 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tériel des structures sportives</text:p>
          </table:table-cell>
          <table:table-cell office:value-type="float" office:value="989400" calcext:value-type="float">
            <text:p>989 4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vaux d’entretien et de renouvellement dans les équipements sportifs</text:p>
          </table:table-cell>
          <table:table-cell office:value-type="float" office:value="2769000" calcext:value-type="float">
            <text:p>2 769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ymnase Gaston Neveur – rénovation</text:p>
          </table:table-cell>
          <table:table-cell office:value-type="float" office:value="1470000" calcext:value-type="float">
            <text:p>1 4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ravaux divers équipements sportifs (pistes, eqt)</text:p>
          </table:table-cell>
          <table:table-cell office:value-type="float" office:value="161500" calcext:value-type="float">
            <text:p>16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lle de sport – Université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ade Deflandre – drainage</text:p>
          </table:table-cell>
          <table:table-cell office:value-type="float" office:value="20300" calcext:value-type="float">
            <text:p>20 3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ade Deflandre (éclairage, homologation, soutien au centre de formation)</text:p>
          </table:table-cell>
          <table:table-cell office:value-type="float" office:value="680000" calcext:value-type="float">
            <text:p>6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ade F. Le Parco – relamping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scine – filtration automatisée</text:p>
          </table:table-cell>
          <table:table-cell office:value-type="float" office:value="205000" calcext:value-type="float">
            <text:p>20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kate parc de Port-Neuf – module béton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int Jean d’Acre – parc à bateaux</text:p>
          </table:table-cell>
          <table:table-cell office:value-type="float" office:value="25000" calcext:value-type="float">
            <text:p>2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tériel des équipements culturels</text:p>
          </table:table-cell>
          <table:table-cell office:value-type="float" office:value="1247700" calcext:value-type="float">
            <text:p>1 247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vaux d’entretien et de renouvellement dans les équipements culturels</text:p>
          </table:table-cell>
          <table:table-cell office:value-type="float" office:value="820000" calcext:value-type="float">
            <text:p>82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structuration musées d’Art et d’Histoire</text:p>
          </table:table-cell>
          <table:table-cell office:value-type="float" office:value="1500000" calcext:value-type="float">
            <text:p>1 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énergétique patrimoine Museum – action cit'ergie n° 10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usée Maritime : aménagement pour expos</text:p>
          </table:table-cell>
          <table:table-cell office:value-type="float" office:value="374000" calcext:value-type="float">
            <text:p>37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usée Maritime : entretien des bateaux</text:p>
          </table:table-cell>
          <table:table-cell office:value-type="float" office:value="371500" calcext:value-type="float">
            <text:p>37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nstruction des nouvelles Archives mutualisées</text:p>
          </table:table-cell>
          <table:table-cell office:value-type="float" office:value="7950000" calcext:value-type="float">
            <text:p>7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habilitation de la friche du Gabut</text:p>
          </table:table-cell>
          <table:table-cell office:value-type="float" office:value="1800000" calcext:value-type="float">
            <text:p>1 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quipement scénique – salle Bernard Giraudeau</text:p>
          </table:table-cell>
          <table:table-cell office:value-type="float" office:value="112000" calcext:value-type="float">
            <text:p>11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tériel des services et équipements à vocation économique ou touristique</text:p>
          </table:table-cell>
          <table:table-cell office:value-type="float" office:value="11205" calcext:value-type="float">
            <text:p>11 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vaux d’entretien dans les équipements à vocation économique ou touristique</text:p>
          </table:table-cell>
          <table:table-cell office:value-type="float" office:value="305000" calcext:value-type="float">
            <text:p>3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uveaux motifs pour les illuminations de fin d’année</text:p>
          </table:table-cell>
          <table:table-cell office:value-type="float" office:value="195000" calcext:value-type="float">
            <text:p>1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lluminations des monuments</text:p>
          </table:table-cell>
          <table:table-cell office:value-type="float" office:value="405000" calcext:value-type="float">
            <text:p>4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énovation de l’Hôtel de Ville historique</text:p>
          </table:table-cell>
          <table:table-cell office:value-type="float" office:value="22200000" calcext:value-type="float">
            <text:p>22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novation du Marché central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ncan : aménagement des quais secteur artisans</text:p>
          </table:table-cell>
          <table:table-cell office:value-type="float" office:value="1060000" calcext:value-type="float">
            <text:p>1 0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emple – restauration vitraux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glise St Sauveur – fin de la rénovation, clocher</text:p>
          </table:table-cell>
          <table:table-cell office:value-type="float" office:value="350000" calcext:value-type="float">
            <text:p>3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tériel des services espaces verts, cimetière, propreté urbaine</text:p>
          </table:table-cell>
          <table:table-cell office:value-type="float" office:value="2398700" calcext:value-type="float">
            <text:p>2 398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vaux d’entretien et d’amélioration des espaces publics</text:p>
          </table:table-cell>
          <table:table-cell office:value-type="float" office:value="2695000" calcext:value-type="float">
            <text:p>2 6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vers jardins – création parcelles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rbeilles enterrées</text:p>
          </table:table-cell>
          <table:table-cell office:value-type="float" office:value="258000" calcext:value-type="float">
            <text:p>2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éseaux de chaleur, études d’efficacité NRJ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tte contre les nuisibles</text:p>
          </table:table-cell>
          <table:table-cell office:value-type="float" office:value="115000" calcext:value-type="float">
            <text:p>1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ménagement paysager jardin du souvenir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bres – végétaux, Trame Verte/Trame Bleue</text:p>
          </table:table-cell>
          <table:table-cell office:value-type="float" office:value="168000" calcext:value-type="float">
            <text:p>16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lorisation patrimoine arboré – prestations d’abattage sur 8 ans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pération « zéro déchet, zéro gaspillage »</text:p>
          </table:table-cell>
          <table:table-cell office:value-type="float" office:value="109000" calcext:value-type="float">
            <text:p>1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lorisation plans d’eau et fosses</text:p>
          </table:table-cell>
          <table:table-cell office:value-type="float" office:value="72000" calcext:value-type="float">
            <text:p>7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me verte et bleue – création de mares</text:p>
          </table:table-cell>
          <table:table-cell office:value-type="float" office:value="14000" calcext:value-type="float">
            <text:p>1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ais de Tasdon – Aménagement</text:p>
          </table:table-cell>
          <table:table-cell office:value-type="float" office:value="1854900" calcext:value-type="float">
            <text:p>1 854 9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rais de Pampin</text:p>
          </table:table-cell>
          <table:table-cell office:value-type="float" office:value="158000" calcext:value-type="float">
            <text:p>1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tériel et travaux d’entretien voirie</text:p>
          </table:table-cell>
          <table:table-cell office:value-type="float" office:value="8410000" calcext:value-type="float">
            <text:p>8 41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ériel et travaux d’entretien de signalisation</text:p>
          </table:table-cell>
          <table:table-cell office:value-type="float" office:value="791000" calcext:value-type="float">
            <text:p>79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ériel et travaux d’entretien éclairage public</text:p>
          </table:table-cell>
          <table:table-cell office:value-type="float" office:value="1093000" calcext:value-type="float">
            <text:p>1 093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éma directeur éclairage public – action cit'ergie n°11</text:p>
          </table:table-cell>
          <table:table-cell office:value-type="float" office:value="830000" calcext:value-type="float">
            <text:p>83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jet urbain Joffre/ Rompsay (solde de l’opération d’aménagement)</text:p>
          </table:table-cell>
          <table:table-cell office:value-type="float" office:value="1073000" calcext:value-type="float">
            <text:p>1 073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ulevard Joffre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space Gare – Pôle échange multimodal (participation Ville)</text:p>
          </table:table-cell>
          <table:table-cell office:value-type="float" office:value="2950000" calcext:value-type="float">
            <text:p>2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ménagement rond point Beauregard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qualification des rues du cœur de ville</text:p>
          </table:table-cell>
          <table:table-cell office:value-type="float" office:value="5200000" calcext:value-type="float">
            <text:p>5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pace Vieux Port – Square Valin</text:p>
          </table:table-cell>
          <table:table-cell office:value-type="float" office:value="3390000" calcext:value-type="float">
            <text:p>3 3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Quais Vieux Port</text:p>
          </table:table-cell>
          <table:table-cell office:value-type="float" office:value="15000000" calcext:value-type="float">
            <text:p>15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e Du Moulin des Justices : sécurisation</text:p>
          </table:table-cell>
          <table:table-cell office:value-type="float" office:value="500000" calcext:value-type="float">
            <text:p>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xe Raymond Poincaré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nue de Pragu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ccompagnement projet renaissance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e de Stockholm</text:p>
          </table:table-cell>
          <table:table-cell office:value-type="float" office:value="300000" calcext:value-type="float">
            <text:p>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e de la tour carrée (accompagnement au programme immobilier)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tériel des services de sécurité</text:p>
          </table:table-cell>
          <table:table-cell office:value-type="float" office:value="221000" calcext:value-type="float">
            <text:p>22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tection des côtes</text:p>
          </table:table-cell>
          <table:table-cell office:value-type="float" office:value="850000" calcext:value-type="float">
            <text:p>8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int jean D’Acre , perrés nord</text:p>
          </table:table-cell>
          <table:table-cell office:value-type="float" office:value="170000" calcext:value-type="float">
            <text:p>1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seau pluvial – prévention inondation, matériel et travaux d’entretien du réseau pluvial</text:p>
          </table:table-cell>
          <table:table-cell office:value-type="float" office:value="2208000" calcext:value-type="float">
            <text:p>2 20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déo Protection sur la voie publique</text:p>
          </table:table-cell>
          <table:table-cell office:value-type="float" office:value="700000" calcext:value-type="float">
            <text:p>7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ticipation aux investissements de protection PPRT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se en sécurité des installations sportives dans le périmètre du PPRT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PI : secteur Ville en Bois – Gabut (projet complet porté par la Ville avant transfert GEMAPI)</text:p>
          </table:table-cell>
          <table:table-cell office:value-type="float" office:value="10916000" calcext:value-type="float">
            <text:p>10 91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PI : secteur Port-Neuf (partie aménagement urbain hors protection – transfert GEMAPI début 2018)</text:p>
          </table:table-cell>
          <table:table-cell office:value-type="float" office:value="2300000" calcext:value-type="float">
            <text:p>2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nouvellement du matériel de stationnement - zone horodatée</text:p>
          </table:table-cell>
          <table:table-cell office:value-type="float" office:value="1719800" calcext:value-type="float">
            <text:p>1 719 8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king de l’Arsenal</text:p>
          </table:table-cell>
          <table:table-cell office:value-type="float" office:value="123700" calcext:value-type="float">
            <text:p>123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tinéraires cyclables</text:p>
          </table:table-cell>
          <table:table-cell office:value-type="float" office:value="3400000" calcext:value-type="float">
            <text:p>3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éma voirie « ville apaisée » - action cit'ergie n°14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éseau bus 2017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efour de la mobilité</text:p>
          </table:table-cell>
          <table:table-cell office:value-type="float" office:value="75000" calcext:value-type="float">
            <text:p>7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sserelle Bonaventure Godet</text:p>
          </table:table-cell>
          <table:table-cell office:value-type="float" office:value="355000" calcext:value-type="float">
            <text:p>3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bservatoire de Traffic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alonnement général : refont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ystème d’information (dématérialisation des procédures, logiciels métiers, plateforme internet de services, Gestion urbaine de proximité)</text:p>
          </table:table-cell>
          <table:table-cell office:value-type="float" office:value="11082200" calcext:value-type="float">
            <text:p>11 082 2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ériel de transport (engins de travaux et d’entretien)</text:p>
          </table:table-cell>
          <table:table-cell office:value-type="float" office:value="6840000" calcext:value-type="float">
            <text:p>6 84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vers programmes (entretien récurrents des locaux administratifs et des salles municipales, équipements sécurité et incendie)</text:p>
          </table:table-cell>
          <table:table-cell office:value-type="float" office:value="5764700" calcext:value-type="float">
            <text:p>5 764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visions annuelles</text:p>
          </table:table-cell>
          <table:table-cell office:value-type="float" office:value="1431040" calcext:value-type="float">
            <text:p>1 431 0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ité municipale</text:p>
          </table:table-cell>
          <table:table-cell office:value-type="float" office:value="22050000" calcext:value-type="float">
            <text:p>22 0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âtiment ex-ASSEDIC</text:p>
          </table:table-cell>
          <table:table-cell office:value-type="float" office:value="1400000" calcext:value-type="float">
            <text:p>1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mise en état – logements de servic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reté du CTM, protection des matériels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énovation patrimoine – action cit'ergie n°10</text:p>
          </table:table-cell>
          <table:table-cell office:value-type="float" office:value="1795000" calcext:value-type="float">
            <text:p>1 79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localisation du dépôt EV des Minimes</text:p>
          </table:table-cell>
          <table:table-cell office:value-type="float" office:value="890000" calcext:value-type="float">
            <text:p>8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localisation du dépôt EV Villeneuve et PU rempart des voiliers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uverture de 23 % des besoins de la Ville par ENR – action cit'ergie n° 12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agnostic amiante</text:p>
          </table:table-cell>
          <table:table-cell office:value-type="float" office:value="1410000" calcext:value-type="float">
            <text:p>1 4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lla Fort Louis – rénovation clos et couvert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tualisation Ville – CdA, logiciel</text:p>
          </table:table-cell>
          <table:table-cell office:value-type="float" office:value="209000" calcext:value-type="float">
            <text:p>2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ivi consommations du patrimoine – action cit'ergie n° 8</text:p>
          </table:table-cell>
          <table:table-cell office:value-type="float" office:value="290000" calcext:value-type="float">
            <text:p>2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lan de référence La Rochelle 2030</text:p>
          </table:table-cell>
          <table:table-cell office:value-type="float" office:value="50000" calcext:value-type="float">
            <text:p>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uide de l’aménagement urbain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rte de gouvernanc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nalisation du Schéma directeur immobilier</text:p>
          </table:table-cell>
          <table:table-cell office:value-type="float" office:value="153200" calcext:value-type="float">
            <text:p>153 2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 table:number-rows-repeated="1048440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Categorie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ogramme d’entretien et de renouvellement 2016-202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Investissements nouveaux 2016-2023</text:p>
          </table:table-cell>
        </table:table-row>
      </table:table>
      <table:table table:name="AxeVilleHumaineEtAccessible" table:style-name="ta1"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picto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</table:table-row>
      </table:table>
      <table:table table:name="AxeVilleAtractiveEtRayonnante" table:style-name="ta1">
        <table:table-column table:style-name="co8" table:default-cell-style-name="Default"/>
        <table:table-column table:style-name="co2" table:default-cell-style-name="ce6"/>
        <table:table-column table:style-name="co14" table:default-cell-style-name="ce4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4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moineAttractiviteEtCommerc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nementEtCadreDeVi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agementUrbain</text:p>
          </table:table-cell>
        </table:table-row>
      </table:table>
      <table:table table:name="AxeVilleSureEtDurable" table:style-name="ta1">
        <table:table-column table:style-name="co8" table:default-cell-style-name="Default"/>
        <table:table-column table:style-name="co9" table:default-cell-style-name="ce7"/>
        <table:table-column table:style-name="co17" table:default-cell-style-name="ce4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4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DesHabitant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NouvellesMobilite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rnisationDesServicesEtDesEquipements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ilsDeProjectionEtDeSuivi</text:p>
          </table:table-cell>
        </table:table-row>
      </table:table>
      <table:table table:name="ActionType_Pictogramme" table:style-name="ta1"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</text:p>
          </table:table-cell>
        </table:table-row>
        <table:table-row table:style-name="ro2">
          <table:table-cell office:value-type="string" calcext:value-type="string">
            <text:p>P01</text:p>
          </table:table-cell>
          <table:table-cell office:value-type="string" calcext:value-type="string">
            <text:p>commerceetattractivite</text:p>
          </table:table-cell>
          <table:table-cell office:value-type="string" calcext:value-type="string">
            <text:p>Commerce et attarctivité</text:p>
          </table:table-cell>
        </table:table-row>
        <table:table-row table:style-name="ro2">
          <table:table-cell office:value-type="string" calcext:value-type="string">
            <text:p>P02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Tourisme</text:p>
          </table:table-cell>
        </table:table-row>
        <table:table-row table:style-name="ro2">
          <table:table-cell office:value-type="string" calcext:value-type="string">
            <text:p>P0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Culture et monuments historiques</text:p>
          </table:table-cell>
        </table:table-row>
        <table:table-row table:style-name="ro2">
          <table:table-cell office:value-type="string" calcext:value-type="string">
            <text:p>P04</text:p>
          </table:table-cell>
          <table:table-cell office:value-type="string" calcext:value-type="string">
            <text:p>petiteenfance</text:p>
          </table:table-cell>
          <table:table-cell office:value-type="string" calcext:value-type="string">
            <text:p>Petite enfance et éducation</text:p>
          </table:table-cell>
        </table:table-row>
        <table:table-row table:style-name="ro2">
          <table:table-cell office:value-type="string" calcext:value-type="string">
            <text:p>P05</text:p>
          </table:table-cell>
          <table:table-cell office:value-type="string" calcext:value-type="string">
            <text:p>jeunesse</text:p>
          </table:table-cell>
          <table:table-cell office:value-type="string" calcext:value-type="string">
            <text:p>Jeunesse</text:p>
          </table:table-cell>
        </table:table-row>
        <table:table-row table:style-name="ro2">
          <table:table-cell office:value-type="string" calcext:value-type="string">
            <text:p>P0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</table:table-row>
        <table:table-row table:style-name="ro2">
          <table:table-cell table:style-name="ce4" office:value-type="string" calcext:value-type="string">
            <text:p>P07</text:p>
          </table:table-cell>
          <table:table-cell office:value-type="string" calcext:value-type="string">
            <text:p>solidarite</text:p>
          </table:table-cell>
          <table:table-cell office:value-type="string" calcext:value-type="string">
            <text:p>Solidarités, proximités,vie associative et relations aux citoyens</text:p>
          </table:table-cell>
        </table:table-row>
        <table:table-row table:style-name="ro2">
          <table:table-cell office:value-type="string" calcext:value-type="string">
            <text:p>P08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Urbanisme et logement</text:p>
          </table:table-cell>
        </table:table-row>
        <table:table-row table:style-name="ro2">
          <table:table-cell office:value-type="string" calcext:value-type="string">
            <text:p>P09</text:p>
          </table:table-cell>
          <table:table-cell office:value-type="string" calcext:value-type="string">
            <text:p>cadrevie</text:p>
          </table:table-cell>
          <table:table-cell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Developpement durable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tranquilite</text:p>
          </table:table-cell>
          <table:table-cell office:value-type="string" calcext:value-type="string">
            <text:p>Tranquillité publique</text:p>
          </table:table-cell>
        </table:table-row>
      </table:table>
      <table:table table:name="DataGrandsProjets" table:style-name="ta1">
        <table:table-column table:style-name="co1" table:default-cell-style-name="Default"/>
        <table:table-column table:style-name="co22" table:default-cell-style-name="ce3"/>
        <table:table-column table:style-name="co3" table:number-columns-repeated="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NumeroGrandProjet</text:p>
          </table:table-cell>
          <table:table-cell table:style-name="ce1" office:value-type="string" calcext:value-type="string">
            <text:p>Classification</text:p>
          </table:table-cell>
          <table:table-cell table:style-name="ce1" table:number-columns-repeated="1008"/>
        </table:table-row>
        <table:table-row table:style-name="ro3">
          <table:table-cell table:style-name="ce8" office:value-type="string" calcext:value-type="string">
            <text:p>Aire de camping-car à Port-neu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9" office:value-type="string" calcext:value-type="string">
            <text:p>Allées Schuman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lioration rénovation réseau pluvial (prog. Annuel)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Pampi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Tasd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Parc Charruyer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Archives municipales et réserves muséale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Pra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Stockholm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nfert Rochereau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s Cordeliers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Poincaré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Boulevard de Cognehors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amping du soleil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4">
          <table:table-cell table:style-name="ce10" office:value-type="string" calcext:value-type="string">
            <text:p>Carrefour des mobilités</text:p>
            <text:p>(en partenariat avec la CDA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entre commercial La Chop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entre Social Christiane Faure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Charte de Gouvernance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Cité administrative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ontrat Re-Source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rèche de Mireuil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espaces verts des Minimes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Propreté urbaine / Equipe E.V. Villeneuve les Salines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Encan Artisans (façades + quai)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ncan Halle Bord à quai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A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Encan Réfection des quais côté bassin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space Gare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uide de l'Aménagement Urbain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ymnase Gaston Neveur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Hôtel de Ville - Reconstruction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Joffre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Schweitzer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solation thermique du patrimoine bâti (prog.pluriannuel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Itinéraires cyclables (prog. Annuel)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Maison des Syndicats (ancien UNEDIC)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Maternelle Jean Bart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Mobilier urbain publicitaire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Musée d'Art et d'Histoire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API Gabut - Ville en Bois - <text:span text:style-name="T1">MONTANT TTC</text:span>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ampin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ort Neuf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Vieux Port - Parc Charruyer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c exposition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king Maubec - Aménagement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sserelle Bongraine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erré Nord Saint Jean d’Acr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Avenue Poincaré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de la Moulinett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Pas des Laquais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2" office:value-type="string" calcext:value-type="string">
            <text:p>Plan de référence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ôle d'Echange Multimodal Gare (part ville)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ont Scherzer Gabut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bâtiments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voirie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otection des côtes (prog. Annuel)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U Mireui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RU St Eloi (fonctionnement)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RU Villeneuve Phase 1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éfectoire école de La Genette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efonte du plan de jalonnement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Réforme de la tarification de l'eau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es rues du centre-ville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u vieux port 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ompsay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ue du Moulin des Justices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Sanitaires du Mai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Square Valin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Stop aux sacs plastique - 0 Déchet 0 Gaspillage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Technoforum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Trame Verte et Bleu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15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>
            <text:p>Ville Apaisée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16"/>
          <table:table-cell table:number-columns-repeated="1008"/>
        </table:table-row>
        <table:table-row table:style-name="ro2" table:number-rows-repeated="104850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Classification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oirie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util de planification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spaces Naturel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quipement public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ménagement Urbain</text:p>
          </table:table-cell>
        </table:table-row>
        <table:table-row table:style-name="ro2">
          <table:table-cell office:value-type="string" calcext:value-type="string">
            <text:p>EP</text:p>
          </table:table-cell>
          <table:table-cell office:value-type="string" calcext:value-type="string">
            <text:p>Espace Public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Attractivité Economique</text:p>
          </table:table-cell>
        </table:table-row>
      </table:table>
      <table:named-expressions/>
      <table:database-ranges>
        <table:database-range table:name="__Anonymous_DB__1" table:target-range-address="DataPPI.A1:DataPPI.J135">
          <table:sort table:bind-styles-to-content="false">
            <table:sort-by table:field-number="3" table:data-type="automatic"/>
            <table:sort-by table:field-number="4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3">
              <table:subtotal-field table:field-number="1" table:function="sum"/>
            </table:subtotal-rule>
            <table:subtotal-rule table:group-by-field-number="4">
              <table:subtotal-field table:field-number="1" table:function="sum"/>
            </table:subtotal-rule>
          </table:subtotal-rules>
        </table:database-range>
        <table:database-range table:name="__Anonymous_DB__2" table:target-range-address="DataPPI.D1:DataPPI.E1048576" table:orientation="column"/>
        <table:database-range table:name="__Anonymous_DB__3" table:target-range-address="DataPPI.D96:DataPPI.D135" table:contains-header="false" table:orientation="column"/>
        <table:database-range table:name="__Anonymous_Sheet_DB__5" table:target-range-address="ActionType_Pictogramme.A1:ActionType_Pictogramme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7:16:18.325647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23:23.149858331</meta:creation-date>
    <dc:date>2016-12-10T17:16:55.198967084</dc:date>
    <meta:editing-duration>PT15H20M4S</meta:editing-duration>
    <meta:editing-cycles>10</meta:editing-cycles>
    <meta:generator>LibreOffice/5.2.2.2$Linux_X86_64 LibreOffice_project/20m0$Build-2</meta:generator>
    <meta:document-statistic meta:table-count="8" meta:cell-count="1333" meta:object-count="0"/>
  </office:meta>
</office:document-meta>
</file>